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Int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to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Mutabl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MutableIn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Int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In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add( in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subtract( in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.compareTo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Int.MutableInt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Int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